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8ea" officeooo:paragraph-rsid="001188ea"/>
    </style:style>
    <style:style style:name="P2" style:family="paragraph" style:parent-style-name="Standard">
      <style:text-properties officeooo:rsid="0012fa8e" officeooo:paragraph-rsid="0012fa8e"/>
    </style:style>
    <style:style style:name="P3" style:family="paragraph" style:parent-style-name="Standard">
      <style:text-properties officeooo:rsid="00146157" officeooo:paragraph-rsid="00146157"/>
    </style:style>
    <style:style style:name="P4" style:family="paragraph" style:parent-style-name="Standard">
      <style:text-properties officeooo:rsid="00153e7d" officeooo:paragraph-rsid="00153e7d"/>
    </style:style>
    <style:style style:name="P5" style:family="paragraph" style:parent-style-name="Standard">
      <style:text-properties officeooo:rsid="00157200" officeooo:paragraph-rsid="00157200"/>
    </style:style>
    <style:style style:name="P6" style:family="paragraph" style:parent-style-name="Standard">
      <style:text-properties officeooo:rsid="0016165e" officeooo:paragraph-rsid="0016165e"/>
    </style:style>
    <style:style style:name="P7" style:family="paragraph" style:parent-style-name="Standard">
      <style:text-properties officeooo:rsid="00183c8e" officeooo:paragraph-rsid="00183c8e"/>
    </style:style>
    <style:style style:name="P8" style:family="paragraph" style:parent-style-name="Standard">
      <style:text-properties officeooo:rsid="001188ea" officeooo:paragraph-rsid="001188ea"/>
    </style:style>
    <style:style style:name="P9" style:family="paragraph" style:parent-style-name="Standard">
      <style:text-properties officeooo:rsid="001b2561" officeooo:paragraph-rsid="001b2561"/>
    </style:style>
    <style:style style:name="P10" style:family="paragraph" style:parent-style-name="Standard">
      <style:text-properties officeooo:rsid="0012fa8e" officeooo:paragraph-rsid="0012f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lges ADS</text:p>
      <text:p text:style-name="P3">Angefragt bzgl Klausur und zur Frage ob digital grundsätzlich.</text:p>
      <text:p text:style-name="P4">Bittet um Vorsprache in seiner Sprechstunde am Dienstag 22.06.2021.</text:p>
      <text:p text:style-name="P6">Bescheid angepasst</text:p>
      <text:p text:style-name="P9">Schreiben Digital, Antritt um 8:30 PÜNKTLICH!!!!!!!</text:p>
      <text:p text:style-name="P1"/>
      <text:p text:style-name="P1">Panitz PMT</text:p>
      <text:p text:style-name="P7">wie letztes Semester</text:p>
      <text:p text:style-name="P1"/>
      <text:p text:style-name="P1">Iwer Datenbanken</text:p>
      <text:p text:style-name="P2">Kritik an Bescheid digitales Arbeiten in der Schwebe</text:p>
      <text:p text:style-name="P9">NA noch unklar</text:p>
      <text:p text:style-name="P1"/>
      <text:p text:style-name="P1">Zschiegner LA</text:p>
      <text:p text:style-name="P2">Anfrage gesendet</text:p>
      <text:p text:style-name="P5">Gleich wie letztes Semester</text:p>
      <text:p text:style-name="P2"/>
      <text:p text:style-name="P1">Gergeleit Rechnernetze</text:p>
      <text:p text:style-name="P9">angefrag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5:15:38.464790328</meta:creation-date>
    <dc:date>2021-07-08T16:09:04.425690607</dc:date>
    <meta:editing-duration>PT32M1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57" meta:character-count="406" meta:non-whitespace-character-count="364"/>
  </office:meta>
</office:document-meta>
</file>